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svg:font-family="Roboto, Helvetica, Arial, sans-serif"/>
  </office:font-face-decls>
  <office:automatic-styles>
    <style:style style:name="P1" style:family="paragraph" style:parent-style-name="Standard">
      <style:paragraph-properties fo:text-align="start" style:justify-single-word="false"/>
      <style:text-properties officeooo:rsid="000037d8" officeooo:paragraph-rsid="000037d8"/>
    </style:style>
    <style:style style:name="P2" style:family="paragraph" style:parent-style-name="Standard">
      <style:paragraph-properties fo:text-align="center" style:justify-single-word="false"/>
      <style:text-properties fo:font-weight="bold" officeooo:rsid="000037d8" officeooo:paragraph-rsid="000037d8" style:font-weight-asian="bold" style:font-weight-complex="bold"/>
    </style:style>
    <style:style style:name="P3" style:family="paragraph" style:parent-style-name="Standard">
      <style:paragraph-properties fo:text-align="center" style:justify-single-word="false"/>
      <style:text-properties fo:font-weight="bold" officeooo:rsid="0000d5b6" officeooo:paragraph-rsid="0000d5b6" style:font-weight-asian="bold" style:font-weight-complex="bold"/>
    </style:style>
    <style:style style:name="P4" style:family="paragraph" style:parent-style-name="Standard">
      <style:paragraph-properties fo:text-align="start" style:justify-single-word="false"/>
      <style:text-properties fo:font-weight="bold" officeooo:rsid="0000d5b6" officeooo:paragraph-rsid="0000d5b6" style:font-weight-asian="bold" style:font-weight-complex="bold"/>
    </style:style>
    <style:style style:name="P5" style:family="paragraph" style:parent-style-name="Standard">
      <style:paragraph-properties fo:text-align="center" style:justify-single-word="false"/>
      <style:text-properties fo:font-weight="bold" officeooo:rsid="0000ee65" officeooo:paragraph-rsid="0000ee65" style:font-weight-asian="bold" style:font-weight-complex="bold"/>
    </style:style>
    <style:style style:name="P6" style:family="paragraph" style:parent-style-name="Standard">
      <style:paragraph-properties fo:text-align="center" style:justify-single-word="false"/>
      <style:text-properties fo:font-weight="bold" officeooo:rsid="000359e4" officeooo:paragraph-rsid="000359e4" style:font-weight-asian="bold" style:font-weight-complex="bold"/>
    </style:style>
    <style:style style:name="P7" style:family="paragraph" style:parent-style-name="Standard">
      <style:paragraph-properties fo:text-align="start" style:justify-single-word="false"/>
      <style:text-properties fo:font-weight="bold" officeooo:rsid="000359e4" officeooo:paragraph-rsid="000359e4" style:font-weight-asian="bold" style:font-weight-complex="bold"/>
    </style:style>
    <style:style style:name="P8" style:family="paragraph" style:parent-style-name="Standard">
      <style:paragraph-properties fo:text-align="start" style:justify-single-word="false"/>
      <style:text-properties fo:font-weight="bold" officeooo:rsid="00038f5b" officeooo:paragraph-rsid="00038f5b" style:font-weight-asian="bold" style:font-weight-complex="bold"/>
    </style:style>
    <style:style style:name="P9" style:family="paragraph" style:parent-style-name="Standard">
      <style:paragraph-properties fo:text-align="start" style:justify-single-word="false"/>
      <style:text-properties fo:font-weight="bold" officeooo:rsid="00057740" officeooo:paragraph-rsid="00057740" style:font-weight-asian="bold" style:font-weight-complex="bold"/>
    </style:style>
    <style:style style:name="P10" style:family="paragraph" style:parent-style-name="Standard">
      <style:paragraph-properties fo:text-align="start" style:justify-single-word="false"/>
      <style:text-properties officeooo:paragraph-rsid="000037d8"/>
    </style:style>
    <style:style style:name="P11" style:family="paragraph" style:parent-style-name="Standard">
      <style:paragraph-properties fo:text-align="start" style:justify-single-word="false"/>
      <style:text-properties officeooo:paragraph-rsid="0000d5b6"/>
    </style:style>
    <style:style style:name="P12" style:family="paragraph" style:parent-style-name="Standard">
      <style:paragraph-properties fo:text-align="start" style:justify-single-word="false"/>
      <style:text-properties officeooo:paragraph-rsid="00026ce2"/>
    </style:style>
    <style:style style:name="P13" style:family="paragraph" style:parent-style-name="Standard">
      <style:paragraph-properties fo:text-align="start" style:justify-single-word="false"/>
      <style:text-properties officeooo:paragraph-rsid="00102956"/>
    </style:style>
    <style:style style:name="P14" style:family="paragraph" style:parent-style-name="Standard">
      <style:paragraph-properties fo:text-align="start" style:justify-single-word="false"/>
      <style:text-properties fo:font-style="italic" fo:font-weight="bold" officeooo:rsid="000037d8" officeooo:paragraph-rsid="000037d8" style:font-style-asian="italic" style:font-weight-asian="bold" style:font-style-complex="italic" style:font-weight-complex="bold"/>
    </style:style>
    <style:style style:name="P15" style:family="paragraph" style:parent-style-name="Standard">
      <style:paragraph-properties fo:text-align="center" style:justify-single-word="false"/>
      <style:text-properties officeooo:paragraph-rsid="00026ce2"/>
    </style:style>
    <style:style style:name="P16" style:family="paragraph" style:parent-style-name="Standard">
      <style:paragraph-properties fo:text-align="center" style:justify-single-word="false"/>
      <style:text-properties officeooo:paragraph-rsid="000dde16"/>
    </style:style>
    <style:style style:name="P17" style:family="paragraph" style:parent-style-name="Standard">
      <style:paragraph-properties fo:text-align="start" style:justify-single-word="false"/>
      <style:text-properties fo:color="#000000" loext:opacity="100%" style:font-name="Liberation Serif" fo:font-size="12pt" fo:font-weight="bold" officeooo:rsid="000b932c" officeooo:paragraph-rsid="000b932c" style:font-size-asian="12pt" style:font-weight-asian="bold" style:font-size-complex="12pt" style:font-weight-complex="bold"/>
    </style:style>
    <style:style style:name="P18" style:family="paragraph" style:parent-style-name="Standard">
      <style:paragraph-properties fo:text-align="start" style:justify-single-word="false"/>
      <style:text-properties fo:color="#000000" loext:opacity="100%" style:font-name="Liberation Serif" fo:font-size="12pt" fo:font-weight="bold" officeooo:rsid="000c7904" officeooo:paragraph-rsid="000c7904" style:font-size-asian="12pt" style:font-weight-asian="bold" style:font-size-complex="12pt" style:font-weight-complex="bold"/>
    </style:style>
    <style:style style:name="P19" style:family="paragraph" style:parent-style-name="Standard">
      <style:paragraph-properties fo:text-align="center" style:justify-single-word="false"/>
      <style:text-properties fo:color="#000000" loext:opacity="100%" style:font-name="Liberation Serif" fo:font-size="12pt" fo:font-weight="bold" officeooo:rsid="000dde16" officeooo:paragraph-rsid="000dde16"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000000" loext:opacity="100%" style:font-name="Liberation Serif" fo:font-size="12pt" fo:font-weight="bold" officeooo:rsid="000c7904" officeooo:paragraph-rsid="000c7904" fo:background-color="transparent" style:font-size-asian="12pt" style:font-weight-asian="bold" style:font-size-complex="12pt" style:font-weight-complex="bold"/>
    </style:style>
    <style:style style:name="P21" style:family="paragraph" style:parent-style-name="Standard">
      <style:paragraph-properties fo:text-align="center" style:justify-single-word="false"/>
      <style:text-properties fo:color="#000000" loext:opacity="100%" style:font-name="Liberation Serif" fo:font-size="12pt" fo:font-weight="bold" officeooo:rsid="000dde16" officeooo:paragraph-rsid="000dde16" fo:background-color="transparent" style:font-size-asian="12pt" style:font-weight-asian="bold" style:font-size-complex="12pt" style:font-weight-complex="bold"/>
    </style:style>
    <style:style style:name="P22" style:family="paragraph" style:parent-style-name="Standard">
      <style:paragraph-properties fo:text-align="center" style:justify-single-word="false"/>
      <style:text-properties officeooo:rsid="0000d5b6" officeooo:paragraph-rsid="0000d5b6"/>
    </style:style>
    <style:style style:name="P23" style:family="paragraph" style:parent-style-name="Standard">
      <style:paragraph-properties fo:text-align="start" style:justify-single-word="false"/>
      <style:text-properties fo:color="#81d41a" loext:opacity="100%" fo:font-weight="bold" officeooo:rsid="0000d5b6" officeooo:paragraph-rsid="0000d5b6" style:font-weight-asian="bold" style:font-weight-complex="bold"/>
    </style:style>
    <style:style style:name="P24" style:family="paragraph" style:parent-style-name="Standard">
      <style:paragraph-properties fo:text-align="start" style:justify-single-word="false"/>
      <style:text-properties fo:color="#81d41a" loext:opacity="100%" fo:font-weight="bold" officeooo:paragraph-rsid="00057740"/>
    </style:style>
    <style:style style:name="P25" style:family="paragraph" style:parent-style-name="Standard">
      <style:paragraph-properties fo:text-align="start" style:justify-single-word="false"/>
      <style:text-properties fo:color="#81d41a" loext:opacity="100%" officeooo:paragraph-rsid="000037d8"/>
    </style:style>
    <style:style style:name="P26" style:family="paragraph" style:parent-style-name="Standard">
      <style:paragraph-properties fo:text-align="start" style:justify-single-word="false"/>
      <style:text-properties fo:color="#81d41a" loext:opacity="100%" style:font-name="Liberation Serif" fo:font-size="12pt" fo:font-weight="bold" officeooo:rsid="000eea39" officeooo:paragraph-rsid="000eea39" fo:background-color="transparent" style:font-size-asian="12pt" style:font-weight-asian="bold" style:font-size-complex="12pt" style:font-weight-complex="bold"/>
    </style:style>
    <style:style style:name="P27" style:family="paragraph" style:parent-style-name="Standard">
      <style:paragraph-properties fo:text-align="start" style:justify-single-word="false"/>
      <style:text-properties fo:color="#81d41a" loext:opacity="100%" style:font-name="Liberation Serif" fo:font-size="12pt" fo:font-weight="bold" officeooo:rsid="0011a85d" officeooo:paragraph-rsid="0011a85d" fo:background-color="transparent" style:font-size-asian="12pt" style:font-weight-asian="bold" style:font-size-complex="12pt" style:font-weight-complex="bold"/>
    </style:style>
    <style:style style:name="P28" style:family="paragraph" style:parent-style-name="Standard">
      <style:paragraph-properties fo:text-align="start" style:justify-single-word="false"/>
      <style:text-properties fo:color="#81d41a" loext:opacity="100%" officeooo:rsid="000037d8" officeooo:paragraph-rsid="000037d8"/>
    </style:style>
    <style:style style:name="P29" style:family="paragraph" style:parent-style-name="Standard">
      <style:paragraph-properties style:line-height-at-least="0.45cm"/>
      <style:text-properties fo:color="#bbbbbb" loext:opacity="100%" style:font-name="Consolas" fo:font-size="9pt" fo:font-weight="normal" fo:background-color="#262335"/>
    </style:style>
    <style:style style:name="P30" style:family="paragraph" style:parent-style-name="Standard">
      <style:paragraph-properties style:line-height-at-least="0.45cm"/>
      <style:text-properties fo:color="#bbbbbb" loext:opacity="100%" fo:background-color="#262335"/>
    </style:style>
    <style:style style:name="P31" style:family="paragraph" style:parent-style-name="Standard">
      <style:paragraph-properties style:line-height-at-least="0.45cm"/>
      <style:text-properties fo:color="#fede5d" loext:opacity="100%" style:font-name="Consolas" fo:font-size="9pt" fo:font-weight="normal" fo:background-color="#262335"/>
    </style:style>
    <style:style style:name="P32" style:family="paragraph" style:parent-style-name="Standard">
      <style:paragraph-properties fo:text-align="start" style:justify-single-word="false"/>
      <style:text-properties fo:color="#fede5d" loext:opacity="100%" style:font-name="Consolas" fo:font-size="9pt" fo:font-weight="normal" officeooo:rsid="00057740" officeooo:paragraph-rsid="00057740" fo:background-color="#262335" style:font-weight-asian="bold" style:font-weight-complex="bold"/>
    </style:style>
    <style:style style:name="P33" style:family="paragraph" style:parent-style-name="Standard">
      <style:paragraph-properties fo:text-align="start" style:justify-single-word="false"/>
      <style:text-properties fo:color="#00a933" loext:opacity="100%" officeooo:paragraph-rsid="0000d5b6"/>
    </style:style>
    <style:style style:name="P34" style:family="paragraph" style:parent-style-name="Standard" style:list-style-name="L1">
      <style:paragraph-properties fo:text-align="start" style:justify-single-word="false"/>
      <style:text-properties officeooo:paragraph-rsid="00102956"/>
    </style:style>
    <style:style style:name="P35" style:family="paragraph" style:parent-style-name="Standard" style:list-style-name="L1">
      <style:paragraph-properties fo:text-align="start" style:justify-single-word="false"/>
      <style:text-properties fo:color="#bbbbbb" loext:opacity="100%" style:font-name="Consolas" fo:font-size="9pt" fo:font-weight="normal" officeooo:paragraph-rsid="00102956" fo:background-color="#262335"/>
    </style:style>
    <style:style style:name="P36" style:family="paragraph" style:parent-style-name="Standard">
      <style:paragraph-properties fo:text-align="center" style:justify-single-word="false"/>
      <style:text-properties fo:font-weight="bold" officeooo:rsid="0000ee65" officeooo:paragraph-rsid="0000ee65" style:font-weight-asian="bold" style:font-weight-complex="bold"/>
    </style:style>
    <style:style style:name="T1" style:family="text">
      <style:text-properties officeooo:rsid="000037d8"/>
    </style:style>
    <style:style style:name="T2" style:family="text">
      <style:text-properties fo:font-variant="normal" fo:text-transform="none" fo:color="#212121" loext:opacity="100%" style:font-name="Roboto" fo:font-size="10.5pt" fo:letter-spacing="normal" fo:font-style="normal" fo:font-weight="normal"/>
    </style:style>
    <style:style style:name="T3" style:family="text">
      <style:text-properties fo:font-variant="normal" fo:text-transform="none" fo:color="#212121" loext:opacity="100%" style:font-name="Roboto" fo:font-size="10.5pt" fo:letter-spacing="normal" fo:font-style="normal" fo:font-weight="normal" style:font-weight-asian="normal" style:font-weight-complex="normal"/>
    </style:style>
    <style:style style:name="T4" style:family="text">
      <style:text-properties fo:font-variant="normal" fo:text-transform="none" fo:color="#212121" loext:opacity="100%" style:font-name="Roboto" fo:font-size="10.5pt" fo:letter-spacing="normal" fo:font-style="normal" fo:font-weight="normal" style:font-weight-asian="bold" style:font-weight-complex="bold"/>
    </style:style>
    <style:style style:name="T5" style:family="text">
      <style:text-properties fo:font-variant="normal" fo:text-transform="none" fo:color="#424242" loext:opacity="100%" style:font-name="Roboto" fo:font-size="10.5pt" fo:letter-spacing="normal" fo:font-style="normal" fo:font-weight="normal"/>
    </style:style>
    <style:style style:name="T6" style:family="text">
      <style:text-properties fo:font-variant="normal" fo:text-transform="none" fo:color="#424242" loext:opacity="100%" style:font-name="Roboto" fo:font-size="10.5pt" fo:letter-spacing="normal" fo:font-style="normal" fo:font-weight="normal" officeooo:rsid="00102956"/>
    </style:style>
    <style:style style:name="T7" style:family="text">
      <style:text-properties fo:font-variant="normal" fo:text-transform="none" fo:color="#424242" loext:opacity="100%" style:font-name="Roboto" fo:font-size="10.5pt" fo:letter-spacing="normal" fo:font-style="normal" fo:font-weight="normal" officeooo:rsid="000037d8"/>
    </style:style>
    <style:style style:name="T8" style:family="text">
      <style:text-properties fo:font-variant="normal" fo:text-transform="none" fo:color="#424242" loext:opacity="100%" style:font-name="Roboto" fo:font-size="10.5pt" fo:letter-spacing="normal" fo:font-style="normal" fo:font-weight="bold" style:font-weight-asian="bold" style:font-weight-complex="bold"/>
    </style:style>
    <style:style style:name="T9" style:family="text">
      <style:text-properties fo:font-variant="normal" fo:text-transform="none" style:font-name="Roboto" fo:font-size="10.5pt" fo:letter-spacing="normal" fo:font-style="normal" fo:font-weight="normal"/>
    </style:style>
    <style:style style:name="T10" style:family="text">
      <style:text-properties fo:font-variant="normal" fo:text-transform="none" style:font-name="Roboto" fo:font-size="10.5pt" fo:letter-spacing="normal" fo:font-style="normal" fo:font-weight="normal" style:font-weight-asian="bold" style:font-weight-complex="bold"/>
    </style:style>
    <style:style style:name="T11" style:family="text">
      <style:text-properties fo:font-variant="normal" fo:text-transform="none" style:font-name="Roboto" fo:font-size="10.5pt" fo:letter-spacing="normal" fo:font-style="normal" fo:font-weight="bold" style:font-weight-asian="bold" style:font-weight-complex="bold"/>
    </style:style>
    <style:style style:name="T12" style:family="text">
      <style:text-properties fo:font-variant="normal" fo:text-transform="none" style:font-name="Roboto" fo:font-size="10.5pt" fo:letter-spacing="normal" fo:font-style="normal" officeooo:rsid="00102956"/>
    </style:style>
    <style:style style:name="T13" style:family="text">
      <style:text-properties fo:font-variant="normal" fo:text-transform="none" style:font-name="Roboto" fo:font-size="9pt" fo:letter-spacing="normal" fo:font-style="italic" fo:font-weight="normal" officeooo:rsid="0000d5b6" style:font-size-asian="9pt" style:font-style-asian="italic" style:font-size-complex="9pt" style:font-style-complex="italic"/>
    </style:style>
    <style:style style:name="T14" style:family="text">
      <style:text-properties fo:font-variant="normal" fo:text-transform="none" fo:color="#81d41a" loext:opacity="100%" style:font-name="Roboto" fo:font-size="10.5pt" fo:letter-spacing="normal" fo:font-style="normal" fo:font-weight="normal" style:font-weight-asian="bold" style:font-weight-complex="bold"/>
    </style:style>
    <style:style style:name="T15" style:family="text">
      <style:text-properties fo:font-variant="normal" fo:text-transform="none" fo:color="#81d41a" loext:opacity="100%" fo:letter-spacing="normal" fo:font-style="normal" fo:font-weight="normal" style:font-weight-asian="bold" style:font-weight-complex="bold"/>
    </style:style>
    <style:style style:name="T16" style:family="text">
      <style:text-properties fo:font-variant="normal" fo:text-transform="none" fo:color="#81d41a" loext:opacity="100%" fo:letter-spacing="normal" fo:font-weight="bold" style:font-weight-asian="bold" style:font-weight-complex="bold"/>
    </style:style>
    <style:style style:name="T17" style:family="text">
      <style:text-properties fo:font-variant="normal" fo:text-transform="none" fo:color="#72f1b8" loext:opacity="100%" style:font-name="Roboto" fo:font-size="10.5pt" fo:letter-spacing="normal" fo:font-style="normal" officeooo:rsid="00102956"/>
    </style:style>
    <style:style style:name="T18" style:family="text">
      <style:text-properties fo:font-variant="normal" fo:text-transform="none" fo:color="#b6b1b1" loext:opacity="100%" style:font-name="Roboto" fo:font-size="10.5pt" fo:letter-spacing="normal" fo:font-style="normal" officeooo:rsid="00102956"/>
    </style:style>
    <style:style style:name="T19" style:family="text">
      <style:text-properties fo:font-variant="normal" fo:text-transform="none" fo:color="#f97e72" loext:opacity="100%" style:font-name="Roboto" fo:font-size="10.5pt" fo:letter-spacing="normal" fo:font-style="normal" officeooo:rsid="00102956"/>
    </style:style>
    <style:style style:name="T20" style:family="text">
      <style:text-properties fo:font-weight="normal" style:font-weight-asian="normal" style:font-weight-complex="normal"/>
    </style:style>
    <style:style style:name="T21" style:family="text">
      <style:text-properties fo:font-weight="normal" officeooo:rsid="0000d5b6"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00037d8" style:font-weight-asian="bold" style:font-weight-complex="bold"/>
    </style:style>
    <style:style style:name="T24" style:family="text">
      <style:text-properties fo:font-weight="bold" officeooo:rsid="0000d5b6" style:font-weight-asian="bold" style:font-weight-complex="bold"/>
    </style:style>
    <style:style style:name="T25" style:family="text">
      <style:text-properties fo:font-weight="bold" officeooo:rsid="00026ce2" style:font-weight-asian="bold" style:font-weight-complex="bold"/>
    </style:style>
    <style:style style:name="T26" style:family="text">
      <style:text-properties officeooo:rsid="0000d5b6"/>
    </style:style>
    <style:style style:name="T27" style:family="text">
      <style:text-properties fo:font-size="9pt" fo:font-weight="normal" style:font-size-asian="9pt" style:font-weight-asian="normal" style:font-size-complex="9pt" style:font-weight-complex="normal"/>
    </style:style>
    <style:style style:name="T28" style:family="text">
      <style:text-properties officeooo:rsid="00038f5b"/>
    </style:style>
    <style:style style:name="T29" style:family="text">
      <style:text-properties officeooo:rsid="00047660"/>
    </style:style>
    <style:style style:name="T30" style:family="text">
      <style:text-properties fo:color="#fede5d" loext:opacity="100%"/>
    </style:style>
    <style:style style:name="T31" style:family="text">
      <style:text-properties fo:color="#b6b1b1" loext:opacity="100%" style:font-name="Consolas" fo:font-size="9pt" fo:font-weight="normal"/>
    </style:style>
    <style:style style:name="T32" style:family="text">
      <style:text-properties officeooo:rsid="00057740" style:font-weight-asian="bold" style:font-weight-complex="bold"/>
    </style:style>
    <style:style style:name="T33" style:family="text">
      <style:text-properties fo:background-color="transparent" loext:char-shading-value="0"/>
    </style:style>
    <style:style style:name="T34" style:family="text">
      <style:text-properties officeooo:rsid="00074708" fo:background-color="transparent" loext:char-shading-value="0"/>
    </style:style>
    <style:style style:name="T35" style:family="text">
      <style:text-properties fo:color="#000000" loext:opacity="100%" style:font-name="Liberation Serif" fo:font-size="12pt" fo:font-weight="bold" officeooo:rsid="000dde16" fo:background-color="transparent" loext:char-shading-value="0" style:font-size-asian="12pt" style:font-weight-asian="bold" style:font-size-complex="12pt" style:font-weight-complex="bold"/>
    </style:style>
    <style:style style:name="T36" style:family="text">
      <style:text-properties fo:background-color="#f44293" loext:char-shading-value="0"/>
    </style:style>
    <style:style style:name="T37" style:family="text">
      <style:text-properties fo:color="#81d41a" loext:opacity="100%" fo:font-weight="bold" officeooo:rsid="0000d5b6" style:font-weight-asian="bold" style:font-weight-complex="bold"/>
    </style:style>
    <style:style style:name="T38" style:family="text">
      <style:text-properties fo:color="#81d41a" loext:opacity="100%" fo:font-weight="normal" officeooo:rsid="0000d5b6" style:font-weight-asian="normal" style:font-weight-complex="normal"/>
    </style:style>
    <style:style style:name="T39" style:family="text">
      <style:text-properties style:font-name="Consolas" fo:font-size="9pt" fo:font-style="italic" fo:font-weight="normal" fo:background-color="#262335" loext:char-shading-value="0"/>
    </style:style>
    <style:style style:name="T40" style:family="text">
      <style:text-properties style:font-name="Consolas" fo:font-size="9pt" fo:font-weight="normal"/>
    </style:style>
    <style:style style:name="T41" style:family="text">
      <style:text-properties style:font-name="Consolas" fo:font-size="9pt" fo:font-weight="normal" fo:background-color="#262335" loext:char-shading-value="0"/>
    </style:style>
    <style:style style:name="T42" style:family="text">
      <style:text-properties style:font-name="Liberation Serif" fo:font-size="12pt" officeooo:rsid="00057740" fo:background-color="transparent" loext:char-shading-value="0" style:font-size-asian="12pt" style:font-weight-asian="bold" style:font-size-complex="12pt" style:font-weight-complex="bold"/>
    </style:style>
    <style:style style:name="T43" style:family="text">
      <style:text-properties fo:color="#72f1b8" loext:opacity="100%"/>
    </style:style>
    <style:style style:name="T44" style:family="text">
      <style:text-properties fo:color="#72f1b8" loext:opacity="100%" style:font-name="Consolas" fo:font-size="9pt" fo:font-weight="normal"/>
    </style:style>
    <style:style style:name="T45" style:family="text">
      <style:text-properties fo:color="#f97e72" loext:opacity="100%" style:font-name="Consolas" fo:font-size="9pt" fo:font-weight="normal"/>
    </style:style>
    <style:style style:name="T46" style:family="text">
      <style:text-properties fo:color="#fe4450" loext:opacity="100%" style:font-name="Consolas" fo:font-size="9pt" fo:font-weight="normal"/>
    </style:style>
    <style:style style:name="T47" style:family="text">
      <style:text-properties officeooo:rsid="00143da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xes d’amélioration</text:p>
      <text:p text:style-name="P2"/>
      <text:p text:style-name="P2">Version portable</text:p>
      <text:p text:style-name="P2"/>
      <text:p text:style-name="P3">Performance</text:p>
      <text:p text:style-name="P2"/>
      <text:p text:style-name="P14">Objectif : essayer de réduire la charge utile du site en dessous de 1600 Kio.</text:p>
      <text:p text:style-name="P2"/>
      <text:p text:style-name="P25"><text:span text:style-name="T23">1) </text:span><text:span text:style-name="T9">Dimensionnez correctement les images </text:span><text:span text:style-name="T13">(Indiquez une largeur et une hauteur explicites sur les éléments d'image afin de réduire les décalages de mise en page et d'améliorer le CLS )</text:span></text:p>
      <text:p text:style-name="P25"><text:span text:style-name="T23">2)</text:span><text:span text:style-name="T1"> </text:span><text:span text:style-name="T9">Les formats d'image comme WebP et AVIF proposent souvent une meilleure compression que PNG et JPEG. Par conséquent, les téléchargements sont plus rapides et la consommation de données est réduite</text:span></text:p>
      <text:p text:style-name="P28"><text:span text:style-name="T11">3)</text:span><text:span text:style-name="T9"> Optimiser les images en utilisant ImageOptim</text:span></text:p>
      <text:p text:style-name="P28"><text:span text:style-name="T11">4)</text:span><text:span text:style-name="T9"> Mettre JS et peut-être Bootstrap 5 en bas de code HTML.</text:span></text:p>
      <text:p text:style-name="P1"><text:span text:style-name="T8">5)</text:span><text:span text:style-name="T5"> Retirer les règles inutilisées en CSS.</text:span></text:p>
      <text:p text:style-name="P13"><text:span text:style-name="T7"><text:tab/></text:span><text:span text:style-name="T6">J’ai supprimé : </text:span></text:p>
      <text:list text:style-name="L1">
        <text:list-item>
          <text:p text:style-name="P34"/>
        </text:list-item>
        <text:list-item>
          <text:p text:style-name="P35"><text:span text:style-name="T17">background-color</text:span><text:span text:style-name="T18">:</text:span><text:span text:style-name="T12"> </text:span><text:span text:style-name="T19">#E5975F</text:span><text:span text:style-name="T12">;</text:span></text:p>
        </text:list-item>
        <text:list-item>
          <text:p text:style-name="P35"/>
        </text:list-item>
      </text:list>
      <text:p text:style-name="P13"/>
      <text:p text:style-name="P10"/>
      <text:p text:style-name="P1"/>
      <text:p text:style-name="P1"><text:span text:style-name="T8">6)</text:span><text:span text:style-name="T5"> Réduire le Javascript pas utilisé.</text:span></text:p>
      <text:p text:style-name="P10"/>
      <text:p text:style-name="P11"><text:span text:style-name="T24">7)</text:span><text:span text:style-name="T26"> </text:span><text:span text:style-name="T2">Diffusez des éléments statiques grâce à des règles de cache efficaces</text:span></text:p>
      <text:p text:style-name="P11"><text:span text:style-name="T24">8) </text:span><text:span text:style-name="T2">Réduire l'impact du code tiers</text:span></text:p>
      <text:p text:style-name="P10"/>
      <text:p text:style-name="P10"/>
      <text:p text:style-name="P3">Accessibilité</text:p>
      <text:p text:style-name="P3"/>
      <text:p text:style-name="P23">1) <text:span text:style-name="T20">Remplir les éléments « alt » aux images.</text:span></text:p>
      <text:p text:style-name="P23">2)<text:span text:style-name="T20"> Mettre des chevrons « label » aux éléments du formulaire.</text:span></text:p>
      <text:p text:style-name="P23">3)<text:span text:style-name="T20"> Mettre un « Title » à la page.</text:span></text:p>
      <text:p text:style-name="P11"><text:span text:style-name="T24">4)</text:span><text:span text:style-name="T21"> </text:span><text:span text:style-name="T3">Les liens n'ont pas de nom visible</text:span><text:span text:style-name="T20"> </text:span><text:span text:style-name="T21">(logo instagram)</text:span></text:p>
      <text:p text:style-name="P11"><text:span text:style-name="T24">5)</text:span><text:span text:style-name="T21"> </text:span><text:span text:style-name="T3">Les couleurs d'arrière-plan et de premier plan ne sont pas suffisamment contrastées</text:span><text:span text:style-name="T20"> </text:span><text:span text:style-name="T21">(bouton de filtre)</text:span></text:p>
      <text:p text:style-name="P11"><text:span text:style-name="T37">6)</text:span><text:span text:style-name="T38"> </text:span><text:span text:style-name="T14">L'élément </text:span><text:span text:style-name="Source_20_Text"><text:span text:style-name="T15">&lt;html&gt;</text:span></text:span><text:span text:style-name="T16"> </text:span><text:span text:style-name="T14">n'a pas d'attribut </text:span><text:span text:style-name="Source_20_Text"><text:span text:style-name="T15">[lang]</text:span></text:span></text:p>
      <text:p text:style-name="P33"><text:span text:style-name="T24">7) </text:span><text:span text:style-name="T10">Les éléments d'en-tête ne sont pas classés séquentiellement par ordre décroissant</text:span><text:span text:style-name="T22"> </text:span><text:span text:style-name="T24">(h1, h2…)</text:span></text:p>
      <text:p text:style-name="P12"><text:span text:style-name="T24">8</text:span><text:span text:style-name="T25">) Vérifier la pertinence des balises</text:span></text:p>
      <text:p text:style-name="P15"><text:span text:style-name="Source_20_Text"><text:span text:style-name="T27">&lt;header&gt;&lt;/header&gt;<text:line-break/>&lt;nav&gt;&lt;/nav&gt;<text:line-break/>&lt;main&gt;&lt;/main&gt;<text:line-break/>&lt;article&gt;&lt;/article&gt;<text:line-break/>&lt;section&gt;&lt;/section&gt;<text:line-break/>&lt;aside&gt;&lt;/aside&gt;<text:line-break/>&lt;footer&gt;&lt;/footer&gt;</text:span></text:span><text:span text:style-name="T27"> </text:span></text:p>
      <text:p text:style-name="P11"/>
      <text:p text:style-name="P11"/>
      <text:p text:style-name="P11"/>
      <text:p text:style-name="P3">SEO</text:p>
      <text:p text:style-name="P22"/>
      <text:p text:style-name="P11"><text:span text:style-name="T24">1) </text:span><text:span text:style-name="T4">Le document ne contient pas d'attribut "meta description"</text:span></text:p>
      <text:p text:style-name="P11"/>
      <text:p text:style-name="P3">Les autres éléments sont des redites de choses vues plus haut dans ce document</text:p>
      <text:p text:style-name="P22"><text:soft-page-break/></text:p>
      <text:p text:style-name="P22"/>
      <text:p text:style-name="P11"/>
      <text:p text:style-name="P5"/>
      <text:p text:style-name="P4"/>
      <text:p text:style-name="P6">Détection manuelle</text:p>
      <text:p text:style-name="P6"/>
      <text:p text:style-name="P7">1) <text:span text:style-name="T28">P</text:span>as de hover sur les liens de la partie dans le « .top-header »</text:p>
      <text:p text:style-name="P8">2) Le id de la div du carousel se nomme « header » et cela est confusant.</text:p>
      <text:p text:style-name="P8">3) <text:span text:style-name="T29">Il y a une classe et un Id « qui se nomment  Gallery »</text:span></text:p>
      <text:p text:style-name="P24"><text:span text:style-name="T32">4) La classe « gallery » à un </text:span><text:span text:style-name="T39">style</text:span><text:span text:style-name="T41">="display: none" </text:span><text:span text:style-name="T42">dont l’utilité n’est pas claire.</text:span></text:p>
      <text:p text:style-name="P17"><text:span text:style-name="T34">5</text:span><text:span text:style-name="T33">) Ajouter l’adresse de la photographe sur la page</text:span></text:p>
      <text:p text:style-name="P20">6) Il y a trop de « div » dans le code, celui devrait être spécifié.</text:p>
      <text:p text:style-name="P26">7) Ajout du touche de cursor pour la souris en passant sur les bouton du filtre.</text:p>
      <text:p text:style-name="P27">₎ amélioration de la modale changement de format (width, height)</text:p>
      <text:p text:style-name="P18"/>
      <text:p text:style-name="P21">Améliorations en lien avec les images</text:p>
      <text:p text:style-name="P19"/>
      <text:p text:style-name="P16"><text:span text:style-name="T35">l</text:span><text:span text:style-name="T33">1# Nommer vos images correctement</text:span></text:p>
      <text:p text:style-name="Text_20_body">Il pourrait paraître plus pratique de laisser le nom par défaut de votre fichiers image. Mais en terme de SEO, c’est désastreux. Nommer vos images avec des mots-clés qualitatifs pour mieux vous positionner est essentiel. Les robots d’indexation n’indexent pas seulement votre texte mais recherchent également des mots-clés au sein de vos images. Aussi préférez l’anglais pour renommer vos images, car c’est la langue des moteurs de recherche. De plus, pensez à ce que vos visiteurs sont susceptibles de rechercher, votre SEO vous remerciera.</text:p>
      <text:h text:style-name="Heading_20_2" text:outline-level="2">2# Renseigner vos balises ALT</text:h>
      <text:p text:style-name="Text_20_body">Les balises ALT sont un texte alternatif qui offre d’avantage de précisions sur vos images et nourrit votre SEO. Vous pouvez ainsi intégrer des mots-clés supplémentaires. Tout comme le nom de votre image, la balise ALT doit être en anglais. Attention cependant à ne pas la sur-optimiser en mots-clés car vous serez pénalisés.</text:p>
      <text:h text:style-name="Heading_20_2" text:outline-level="2">3# Réduisez la taille de vos images</text:h>
      <text:p text:style-name="Text_20_body">La durée de chargement moyen d’une page est d’environ 3 secondes sur ordinateur et de 5 secondes sur smartphone. En sachant que Google prend en compte votre vitesse de page pour vous référencer et qu’Amazon a reconnu qu’ils pourraient perdre 1.6 milliards par an si leurs pages ralentissaient d’1 seconde, vous ne devriez pas sous-estimer cette donnée.</text:p>
      <text:p text:style-name="Text_20_body">Le chargement d’une image dépend de sa taille. Si vous avez Photoshop, vous pouvez utiliser la commande « save for the web ». Elle ajustera l’image pour une résolution web sans amoindrir sa qualité. Si vous n’avez pas Photoshop, Gimp, une alternative gratuite, fera l’affaire.</text:p>
      <text:h text:style-name="Heading_20_2" text:outline-level="2">4# Utilisez le bon format pour la bonne image</text:h>
      <text:p text:style-name="Text_20_body">Il y a deux types de fichiers utilisés pour les images sur le web. JPEG et PNG. JPEG est devenu le standard pour le web. Il offre un taux de compression élevé en gardant la bonne qualité de l’image et en offrant une taille de fichier moindre. PNG est préféré pour les images plus petites avec moins <text:soft-page-break/>de détails et de couleurs comme les logos ou les icônes. Il a l’avantage de proposer une image avec une taille de fichier très réduite. En général, évitez le format Gifs et utilisez PNG à la place.<text:span text:style-name="T36"/></text:p>
      <text:h text:style-name="Heading_20_2" text:outline-level="2">5# Utilisez des images uniques</text:h>
      <text:p text:style-name="Text_20_body">Le <text:a xlink:type="simple" xlink:href="https://fr.oncrawl.com/webinaire/seo-in-orbit-contenu-duplique/" text:style-name="Internet_20_link" text:visited-style-name="Visited_20_Internet_20_Link">contenu dupliqué</text:a> est sévéremment puni par Google. Et cela s’applique aussi aux images. Si vous utilisez des images issues de banques qui ont été utilisées des centaines de fois, Google ne prendra pas la peine de les référencer. Matt Cutts a déclaré que les images dupliquées ne seraient pas référencées ou auraient un impact moindre sur votre positionnement. Au contraire, utiliser des images originales seraient vue comme un signal de qualité.</text:p>
      <text:h text:style-name="Heading_20_2" text:outline-level="2">6# Construisez votre sitemap image</text:h>
      <text:p text:style-name="Text_20_body">Google offre de nouvelles possibilités avec les sitemaps en incluant des supports pour les images. Vous êtes maintenant capable d’ajouter une légende, une géolocalisation, un titre et une licence pour chaque image. Cependant, soyez vigilants à ne pas utiliser vos images miniatures.</text:p>
      <text:h text:style-name="Heading_20_2" text:outline-level="2">7# Evitez les cookies</text:h>
      <text:p text:style-name="Text_20_body">Les <text:a xlink:type="simple" xlink:href="https://fr.oncrawl.com/seo-technique/google-analytics-4-tracking-monde-sans-cookies/" text:style-name="Internet_20_link" text:visited-style-name="Visited_20_Internet_20_Link">cookies</text:a> sont de petites données envoyées depuis un site web et gardées dans le navigateur de l’utilisateur lorsqu’il visite ce site. Les cookies sont souvent utilisés pour sauvegarder des données de sessions, etc. Les images contiennent aussi des cookies mais ils sont inutiles car ils ne font que réduire la vitesse de chargement d’une image et donc affecter l’expérience utilisateur. Idéalement, les images devraient être hébergées sous un domaine sans cookies de type image.monsiteweb.com. C’est très pertinent pour les sites mobiles où le temps de chargement est supérieur.</text:p>
      <text:p text:style-name="P19"/>
      <text:p text:style-name="P9"/>
      <text:p text:style-name="P9"/>
      <text:p text:style-name="P32">.modal-body</text:p>
      <text:p text:style-name="P29">{</text:p>
      <text:p text:style-name="P30">    <text:span text:style-name="T44">display</text:span><text:span text:style-name="T31">:</text:span><text:span text:style-name="T40"> </text:span><text:span text:style-name="T46">flex</text:span><text:span text:style-name="T40">;</text:span></text:p>
      <text:p text:style-name="P30">    <text:span text:style-name="T44">flex-direction</text:span><text:span text:style-name="T31">:</text:span><text:span text:style-name="T40"> </text:span><text:span text:style-name="T46">row</text:span><text:span text:style-name="T40">;</text:span></text:p>
      <text:p text:style-name="P30">    <text:span text:style-name="T44">justify-content</text:span><text:span text:style-name="T31">:</text:span><text:span text:style-name="T40"> </text:span><text:span text:style-name="T46">center</text:span><text:span text:style-name="T40">;</text:span></text:p>
      <text:p text:style-name="P30">    <text:span text:style-name="T44">align-items</text:span><text:span text:style-name="T31">:</text:span><text:span text:style-name="T40"> </text:span><text:span text:style-name="T46">center</text:span><text:span text:style-name="T40">;</text:span></text:p>
      <text:p text:style-name="P29">}</text:p>
      <text:p text:style-name="P31">.modal-content</text:p>
      <text:p text:style-name="P29">{</text:p>
      <text:p text:style-name="P30">    <text:span text:style-name="T44">width</text:span><text:span text:style-name="T31">:</text:span><text:span text:style-name="T40"> </text:span><text:span text:style-name="T45">700px</text:span><text:span text:style-name="T40">;</text:span></text:p>
      <text:p text:style-name="P30">    <text:span text:style-name="T44">height</text:span><text:span text:style-name="T31">:</text:span><text:span text:style-name="T40"> </text:span><text:span text:style-name="T45">700px</text:span><text:span text:style-name="T40">;</text:span></text:p>
      <text:p text:style-name="P29">}</text:p>
      <text:p text:style-name="P29"><text:span text:style-name="T30">.modal-body</text:span> <text:span text:style-name="T43">img</text:span></text:p>
      <text:p text:style-name="P29">{</text:p>
      <text:p text:style-name="P30">    <text:span text:style-name="T44">width</text:span><text:span text:style-name="T31">:</text:span><text:span text:style-name="T40"> </text:span><text:span text:style-name="T45">640px</text:span><text:span text:style-name="T40">;</text:span></text:p>
      <text:p text:style-name="P30">    <text:span text:style-name="T44">height</text:span><text:span text:style-name="T31">:</text:span><text:span text:style-name="T40"> </text:span><text:span text:style-name="T45">640px</text:span><text:span text:style-name="T40">;</text:span></text:p>
      <text:p text:style-name="P29">}</text:p>
      <text:p text:style-name="P9"><text:s/><text:span text:style-name="T47">J’ai enlavé les deiux fichiers sont minifié, ils sont sur l’écran de bureau.</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svg:font-family="Roboto,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7T09:42:33.515000000</meta:creation-date>
    <dc:date>2023-05-24T22:20:01.387000000</dc:date>
    <meta:editing-duration>P1DT5H3M42S</meta:editing-duration>
    <meta:editing-cycles>23</meta:editing-cycles>
    <meta:generator>LibreOffice/7.5.0.3$Windows_X86_64 LibreOffice_project/c21113d003cd3efa8c53188764377a8272d9d6de</meta:generator>
    <meta:document-statistic meta:table-count="0" meta:image-count="0" meta:object-count="0" meta:page-count="3" meta:paragraph-count="72" meta:word-count="989" meta:character-count="5995" meta:non-whitespace-character-count="5042"/>
  </office:meta>
</office:document-meta>
</file>